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8.87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chometer-top-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Reference Design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1.9931" calcext:value-type="float">
            <text:p>31.9931</text:p>
          </table:table-cell>
          <table:table-cell office:value-type="float" office:value="-36.2708" calcext:value-type="float">
            <text:p>-36.2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5.8031" calcext:value-type="float">
            <text:p>35.8031</text:p>
          </table:table-cell>
          <table:table-cell office:value-type="float" office:value="-36.2708" calcext:value-type="float">
            <text:p>-36.2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26.6806" calcext:value-type="float">
            <text:p>26.6806</text:p>
          </table:table-cell>
          <table:table-cell office:value-type="float" office:value="-27.2288" calcext:value-type="float">
            <text:p>-27.22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42.9366" calcext:value-type="float">
            <text:p>42.9366</text:p>
          </table:table-cell>
          <table:table-cell office:value-type="float" office:value="-23.9268" calcext:value-type="float">
            <text:p>-23.92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40.6506" calcext:value-type="float">
            <text:p>40.6506</text:p>
          </table:table-cell>
          <table:table-cell office:value-type="float" office:value="-46.0248" calcext:value-type="float">
            <text:p>-46.024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2.16" calcext:value-type="float">
            <text:p>22.16</text:p>
          </table:table-cell>
          <table:table-cell office:value-type="float" office:value="-47.0825" calcext:value-type="float">
            <text:p>-47.08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dication LED</text:p>
          </table:table-cell>
          <table:table-cell office:value-type="string" calcext:value-type="string">
            <text:p>LED_0603_1608Metric_Pad1.05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8.5761" calcext:value-type="float">
            <text:p>28.5761</text:p>
          </table:table-cell>
          <table:table-cell office:value-type="float" office:value="-24.4348" calcext:value-type="float">
            <text:p>-24.4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40.9046" calcext:value-type="float">
            <text:p>40.9046</text:p>
          </table:table-cell>
          <table:table-cell office:value-type="float" office:value="-24.9428" calcext:value-type="float">
            <text:p>-24.942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38.8726" calcext:value-type="float">
            <text:p>38.8726</text:p>
          </table:table-cell>
          <table:table-cell office:value-type="float" office:value="-45.0088" calcext:value-type="float">
            <text:p>-45.00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46.2026" calcext:value-type="float">
            <text:p>46.2026</text:p>
          </table:table-cell>
          <table:table-cell office:value-type="float" office:value="-48.23" calcext:value-type="float">
            <text:p>-48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_SPDT_PCM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28.3986" calcext:value-type="float">
            <text:p>28.3986</text:p>
          </table:table-cell>
          <table:table-cell office:value-type="float" office:value="-21.1328" calcext:value-type="float">
            <text:p>-21.1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TS09-63-25-WT-160-SMT-T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3</text:p>
          </table:table-cell>
          <table:table-cell office:value-type="float" office:value="38.1106" calcext:value-type="float">
            <text:p>38.1106</text:p>
          </table:table-cell>
          <table:table-cell office:value-type="float" office:value="-21.1328" calcext:value-type="float">
            <text:p>-21.13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ode_1</text:p>
          </table:table-cell>
          <table:table-cell office:value-type="string" calcext:value-type="string">
            <text:p>SW_TS09-63-25-WT-160-SMT-T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36.1386" calcext:value-type="float">
            <text:p>36.1386</text:p>
          </table:table-cell>
          <table:table-cell office:value-type="float" office:value="-48.8188" calcext:value-type="float">
            <text:p>-48.818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ode_2</text:p>
          </table:table-cell>
          <table:table-cell office:value-type="string" calcext:value-type="string">
            <text:p>SW_TS09-63-25-WT-160-SMT-T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34.0466" calcext:value-type="float">
            <text:p>34.0466</text:p>
          </table:table-cell>
          <table:table-cell office:value-type="float" office:value="-41.8588" calcext:value-type="float">
            <text:p>-41.858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9.6346" calcext:value-type="float">
            <text:p>39.6346</text:p>
          </table:table-cell>
          <table:table-cell office:value-type="float" office:value="-24.9213" calcext:value-type="float">
            <text:p>-24.92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1.9206" calcext:value-type="float">
            <text:p>41.9206</text:p>
          </table:table-cell>
          <table:table-cell office:value-type="float" office:value="-24.9213" calcext:value-type="float">
            <text:p>-24.92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5.0626" calcext:value-type="float">
            <text:p>35.0626</text:p>
          </table:table-cell>
          <table:table-cell office:value-type="float" office:value="-24.1808" calcext:value-type="float">
            <text:p>-24.180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45.2441" calcext:value-type="float">
            <text:p>45.2441</text:p>
          </table:table-cell>
          <table:table-cell office:value-type="float" office:value="-20.9208" calcext:value-type="float">
            <text:p>-20.920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7.3486" calcext:value-type="float">
            <text:p>37.3486</text:p>
          </table:table-cell>
          <table:table-cell office:value-type="float" office:value="-39.6533" calcext:value-type="float">
            <text:p>-39.653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4.4886" calcext:value-type="float">
            <text:p>44.4886</text:p>
          </table:table-cell>
          <table:table-cell office:value-type="float" office:value="-24.8833" calcext:value-type="float">
            <text:p>-24.88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46.2386" calcext:value-type="float">
            <text:p>46.2386</text:p>
          </table:table-cell>
          <table:table-cell office:value-type="float" office:value="-37.3888" calcext:value-type="float">
            <text:p>-37.388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39.3806" calcext:value-type="float">
            <text:p>39.3806</text:p>
          </table:table-cell>
          <table:table-cell office:value-type="float" office:value="-39.6748" calcext:value-type="float">
            <text:p>-39.674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28.9451" calcext:value-type="float">
            <text:p>28.9451</text:p>
          </table:table-cell>
          <table:table-cell office:value-type="float" office:value="-38.6588" calcext:value-type="float">
            <text:p>-38.658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28.9451" calcext:value-type="float">
            <text:p>28.9451</text:p>
          </table:table-cell>
          <table:table-cell office:value-type="float" office:value="-29.5148" calcext:value-type="float">
            <text:p>-29.51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37.8566" calcext:value-type="float">
            <text:p>37.8566</text:p>
          </table:table-cell>
          <table:table-cell office:value-type="float" office:value="-24.9428" calcext:value-type="float">
            <text:p>-24.94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L_0603_1608Metric_Pad1.05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52.1506" calcext:value-type="float">
            <text:p>52.1506</text:p>
          </table:table-cell>
          <table:table-cell office:value-type="float" office:value="-34.9128" calcext:value-type="float">
            <text:p>-34.912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USB_Micro-B_GCT_USB3076-30-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6.4926" calcext:value-type="float">
            <text:p>46.4926</text:p>
          </table:table-cell>
          <table:table-cell office:value-type="float" office:value="-24.6888" calcext:value-type="float">
            <text:p>-24.6888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3.8866" calcext:value-type="float">
            <text:p>23.8866</text:p>
          </table:table-cell>
          <table:table-cell office:value-type="float" office:value="-27.3323" calcext:value-type="float">
            <text:p>-27.33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3.8" calcext:value-type="float">
            <text:p>23.8</text:p>
          </table:table-cell>
          <table:table-cell office:value-type="float" office:value="-42.4" calcext:value-type="float">
            <text:p>-42.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3.7826" calcext:value-type="float">
            <text:p>23.7826</text:p>
          </table:table-cell>
          <table:table-cell office:value-type="float" office:value="-44.2" calcext:value-type="float">
            <text:p>-44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4.4041" calcext:value-type="float">
            <text:p>34.4041</text:p>
          </table:table-cell>
          <table:table-cell office:value-type="float" office:value="-26.7208" calcext:value-type="float">
            <text:p>-26.7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48.0166" calcext:value-type="float">
            <text:p>48.0166</text:p>
          </table:table-cell>
          <table:table-cell office:value-type="float" office:value="-34.8215" calcext:value-type="float">
            <text:p>-34.821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8.9666" calcext:value-type="float">
            <text:p>28.9666</text:p>
          </table:table-cell>
          <table:table-cell office:value-type="float" office:value="-33.5788" calcext:value-type="float">
            <text:p>-33.5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8.9666" calcext:value-type="float">
            <text:p>28.9666</text:p>
          </table:table-cell>
          <table:table-cell office:value-type="float" office:value="-31.5468" calcext:value-type="float">
            <text:p>-31.5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_0603_1608Metric_Pad0.98x0.95mm_HandSo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28.1056" calcext:value-type="float">
            <text:p>28.1056</text:p>
          </table:table-cell>
          <table:table-cell office:value-type="float" office:value="-44.5708" calcext:value-type="float">
            <text:p>-44.570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SOT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41.4126" calcext:value-type="float">
            <text:p>41.4126</text:p>
          </table:table-cell>
          <table:table-cell office:value-type="float" office:value="-32.3088" calcext:value-type="float">
            <text:p>-32.3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LQFP-48_7x7mm_P0.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33.5386" calcext:value-type="float">
            <text:p>33.5386</text:p>
          </table:table-cell>
          <table:table-cell office:value-type="float" office:value="-34.3408" calcext:value-type="float">
            <text:p>-34.34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8MHz_Crystal</text:p>
          </table:table-cell>
          <table:table-cell office:value-type="string" calcext:value-type="string">
            <text:p>Crystal_SMD_HC49-SD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6T19:42:18.857098184</dc:date>
    <meta:editing-duration>PT4M3S</meta:editing-duration>
    <meta:editing-cycles>2</meta:editing-cycles>
    <meta:document-statistic meta:table-count="1" meta:cell-count="266" meta:object-count="0"/>
  </office:meta>
</office:document-meta>
</file>